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ff0000" draw:stroke="none" fo:margin="1.000000000000000pt" style:wrap="biggest" style:wrap-dynamic-threshold="0.000000000000000pt" svg:fill-rule="evenodd"/>
    </style:style>
    <style:style style:name="gr3" style:family="graphic">
      <style:graphic-properties draw:fill="solid" draw:fill-color="#ffffff" draw:stroke="none" fo:margin="1.000000000000000pt" style:wrap="biggest" style:wrap-dynamic-threshold="0.000000000000000pt" svg:fill-rule="evenodd"/>
    </style:style>
    <style:style style:name="gr4" style:family="graphic">
      <style:graphic-properties draw:fill="solid" draw:fill-color="#009600" draw:stroke="none" fo:margin="1.000000000000000pt" style:wrap="biggest" style:wrap-dynamic-threshold="0.000000000000000pt" svg:fill-rule="nonzero"/>
    </style:style>
    <style:style style:name="dp2" style:family="drawing-page"/>
  </office:automatic-styles>
  <office:body>
    <office:drawing>
      <draw:page draw:name="page1" draw:id="page1" draw:master-page-name="Default1" draw:style-name="dp2">
        <draw:layer-set>
          <draw:layer draw:name="g2123"/>
        </draw:layer-set>
        <draw:g draw:style-name="gr1" draw:id="shape1" svg:y="0.00000000000pt">
          <draw:g draw:style-name="gr1" draw:id="shape2" draw:name="g709" svg:y="0.00000000000pt">
            <draw:rect draw:style-name="gr2" draw:id="shape3" draw:name="rect704" draw:layer="g2123" svg:width="595.27558400000pt" svg:height="99.21260000000pt" draw:transform="matrix(0.25198413000 0.00000000000 0.00000000000 0.25198413000 0.00000000000pt 75.00000007224pt)"/>
            <draw:rect draw:style-name="gr2" draw:id="shape4" draw:name="rect707" draw:layer="g2123" svg:width="595.27558400000pt" svg:height="99.21260000000pt" draw:transform="matrix(0.25198413000 0.00000000000 0.00000000000 0.25198413000 0.00000000000pt 0.00000000000pt)"/>
            <draw:rect draw:style-name="gr3" draw:id="shape5" draw:name="rect708" draw:layer="g2123" svg:width="595.27558400000pt" svg:height="198.42516800000pt" draw:transform="matrix(0.25198413000 0.00000000000 0.00000000000 0.25198413000 0.00000000000pt 25.00000674366pt)"/>
          </draw:g>
          <draw:path draw:style-name="gr4" draw:id="shape6" draw:name="path1366" draw:layer="g2123" svg:width="217.85524630934pt" svg:height="198.07284174838pt" draw:transform="matrix(0.25198413000 0.00000000000 0.00000000000 0.25198413000 47.99782233518pt 24.97215851771pt)" svg:viewBox="0 0 218 198" svg:d="M103.83 4.00901C101.285 8.68626 95.528 14.1653 90.172 16.9716C88.0296 18.0406 84.4142 20.9807 82.1378 23.2524L78.1208 27.6623L81.7362 26.7269C83.6108 26.3261 86.1549 25.5241 87.36 25.1233C88.5651 24.7224 89.5025 24.9897 89.5025 25.7914C89.5025 27.2615 77.9868 35.2795 75.8444 35.2795C73.9698 35.2795 65.4 41.1594 65.4 42.4958C65.4 43.1639 67.1407 43.2976 69.2832 42.8966C71.8273 42.3622 73.7019 42.763 74.7732 43.9657C76.7817 46.3712 75.4427 48.6429 72.0952 48.6429C67.5425 48.6429 62.3202 51.8502 60.7135 55.7256C59.5083 58.5319 57.0981 60.4028 51.4741 62.6746C43.44 65.8818 33.2635 72.2963 33.2635 74.0335C33.2635 76.7062 40.4942 76.4389 50.0013 73.3653C52.0098 72.6972 53.2149 73.499 55.0895 76.5725L57.4998 80.7152L52.4114 86.7288C49.5995 90.0697 45.8503 93.1432 43.9757 93.5442C42.101 93.945 39.4229 94.4796 37.8162 94.7468C36.2093 95.1478 31.2549 98.6222 26.7022 102.765C22.1496 106.774 17.7307 110.115 16.7934 110.115C15.8561 110.248 16.9273 111.184 18.9359 112.253C23.6225 114.792 27.5057 113.991 34.8703 109.046L40.2264 105.571L43.44 109.18C47.8588 114.258 46.2521 116.53 34.6025 122.008C29.1124 124.681 21.4801 129.759 16.2578 134.437C9.02709 141.118 6.88468 142.32 3.67106 141.919C-0.881636 141.252 -0.881636 141.252 1.93029 144.058C3.00151 145.26 5.81348 146.196 7.95587 146.196C13.5798 146.196 31.5227 140.049 37.5483 136.04C42.9045 132.565 47.8588 132.03 52.1437 134.169C54.1522 135.372 54.42 136.174 53.3488 138.178C51.7419 141.252 41.0298 146.998 33.6651 148.735C22.953 151.274 12.7764 154.215 11.973 155.016C10.2322 156.754 16.7934 159.56 22.5512 159.56C30.0498 159.56 39.1551 157.021 56.5624 149.938L69.8188 144.459L74.3715 146.998C84.548 152.343 84.0124 160.762 72.7647 174.527C66.2034 182.411 57.9015 187.622 51.8759 187.622C48.7962 187.622 38.8874 196.309 40.3603 197.779C40.8959 198.313 42.6367 197.511 44.3774 196.042C48.93 191.766 52.6793 190.295 58.7049 190.295C65.534 190.295 71.5596 187.756 79.5937 181.743C86.1549 176.799 90.4397 175.863 94.7247 178.402C96.4654 179.605 98.2061 179.605 101.553 178.536C106.508 176.799 108.249 177.333 108.249 180.941C108.249 182.411 110.525 184.682 114.006 186.688C117.22 188.558 120.568 191.097 121.639 192.167C122.576 193.369 123.782 194.305 124.451 194.305C126.326 194.305 125.79 192.033 123.514 189.628C120.032 186.153 122.844 185.083 132.753 186.153C141.323 187.089 142.394 187.489 147.348 192.834C150.964 196.577 153.642 198.313 155.65 198.046C157.123 197.779 158.462 196.978 158.328 196.309C158.328 195.507 153.24 191.231 146.946 186.554C132.619 175.729 131.013 172.923 131.013 158.089C131.013 148.602 131.414 146.196 133.423 144.459C136.904 141.252 140.519 141.653 148.018 145.662C154.177 149.003 155.115 149.003 168.773 148.201C182.43 147.398 183.502 147.532 190.867 150.873C195.151 152.744 201.445 156.219 204.926 158.357C211.22 162.499 216.71 163.034 217.781 159.826C218.852 156.486 208.274 148.735 191.803 140.717C174.664 132.298 173.593 130.962 179.886 126.953C184.305 124.013 185.912 124.281 193.813 128.289C199.169 131.096 201.579 131.63 205.462 130.828L210.416 130.026L203.855 125.616C200.24 123.211 194.349 118.534 190.599 115.193C182.029 107.442 179.218 106.106 172.656 106.106C169.71 106.106 167.032 105.571 166.631 104.903C165.023 102.364 169.844 101.028 183.636 100.493C206.935 99.424 205.462 97.2859 176.539 90.4705C169.576 88.7333 166.497 87.3969 166.497 86.0606C166.497 83.7889 169.576 83.6552 183.636 85.2588C188.59 85.927 192.607 85.7934 192.607 85.2588C192.607 84.5906 186.849 81.1161 179.886 77.6416C172.79 74.0335 163.953 68.1536 159.935 64.5454C156.052 60.9373 149.892 56.7946 146.544 55.3247C142.796 53.721 140.385 51.9838 140.653 50.9147C141.59 48.5093 149.089 48.242 153.642 50.5138C155.918 51.7165 160.873 52.652 164.755 52.652L171.852 52.5183L165.291 49.9793C161.676 48.5093 157.525 46.2375 155.918 44.9012C154.445 43.4312 151.634 41.5604 150.026 40.6248C145.474 38.3531 147.348 37.4176 155.516 37.8185L162.479 38.2195L155.784 33.4086C145.474 26.0587 137.573 22.317 130.343 21.2479C126.593 20.7134 122.041 19.377 120.166 18.4416C115.882 16.3034 109.722 9.35444 107.579 4.00901L105.839 0ZM85.4854 39.4222C85.4854 41.0258 81.6022 44.5003 79.8615 44.6339C79.1919 44.6339 78.7903 43.1639 78.7903 41.2931C78.7903 38.6203 79.4598 37.9522 82.1378 37.9522C84.0124 37.9522 85.4854 38.6203 85.4854 39.4222ZM121.372 43.5649C121.773 45.4357 120.97 45.9703 117.756 45.9703C113.872 45.9703 112.266 43.6985 114.542 41.4267C116.282 39.6894 120.97 41.2931 121.372 43.5649ZM109.588 45.1684C109.588 47.8412 108.784 48.3757 103.964 49.1775C100.751 49.712 97.9383 50.2466 97.5366 50.3802C97.1349 50.5138 96.7332 49.712 96.4654 48.5093C96.3315 47.3066 97.9383 45.5694 100.483 44.3667C106.91 41.1594 109.588 41.2931 109.588 45.1684ZM133.423 44.9012C132.887 49.0439 125.656 50.2466 125.656 46.2375C125.656 42.8966 126.727 41.9612 130.611 41.9612C133.289 41.9612 133.825 42.6295 133.423 44.9012ZM92.5822 51.182C93.2518 53.721 89.7702 56.3938 82.4057 59.2C77.3173 61.2045 77.5852 57.9973 82.9413 52.7856C87.6278 48.1085 91.511 47.4403 92.5822 51.182ZM122.71 65.08C123.112 68.2872 122.71 68.6881 119.094 68.6881C114.274 68.6881 114.14 68.2872 117.354 64.0109C120.166 60.0019 122.174 60.4028 122.71 65.08ZM111.596 63.2091C112.936 65.3473 107.579 67.3518 103.429 66.1491C99.813 65.2136 99.679 65.08 102.223 63.61C105.437 61.7391 110.525 61.6055 111.596 63.2091ZM139.448 65.8818C141.992 66.9509 142.528 67.8863 141.992 71.0935L141.456 75.1026L134.761 73.2317C131.013 72.2963 127.799 71.2271 127.397 70.8263C126.46 69.8908 132.083 64.6791 134.225 64.6791C135.297 64.6791 137.707 65.2136 139.448 65.8818ZM82.8073 67.3518C82.8073 69.089 76.6479 75.3698 75.0409 75.3698C73.8359 75.3698 72.0952 70.9599 72.0952 67.619C72.0952 66.6836 74.1037 66.0155 77.4513 66.0155C80.3971 66.0155 82.8073 66.6836 82.8073 67.3518ZM68.078 71.6281L70.7561 76.038L67.1407 77.6416C63.6593 79.1116 63.1237 78.978 59.7762 74.969C55.2235 69.8908 55.2235 69.089 59.1066 68.2872C64.8644 67.2182 65.4 67.3518 68.078 71.6281ZM154.311 81.5171C157.123 82.5861 157.123 87.2633 154.311 88.3324C153.24 88.7333 150.83 88.466 148.956 87.5305C146.144 86.3279 145.876 85.6598 147.08 83.388C148.554 80.5817 150.696 80.0471 154.311 81.5171ZM103.563 88.7333C104.499 90.2033 101.955 94.0786 100.215 94.0786C98.7416 94.0786 97.4027 90.0697 98.3401 88.5997C99.2774 86.9961 102.491 87.1296 103.563 88.7333ZM88.699 92.0741C92.5822 95.0141 89.6364 97.4195 85.7531 94.6133C84.1464 93.5442 82.8073 92.0741 82.8073 91.2724C82.8073 89.5351 85.7531 89.936 88.699 92.0741ZM114.944 95.415C117.086 100.493 115.748 102.364 111.596 100.493C107.579 98.7559 106.508 96.0832 108.517 92.8759C110.525 89.6687 112.936 90.6042 114.944 95.415ZM122.71 99.2904C123.112 101.429 122.576 102.23 121.372 101.829C120.434 101.429 119.362 99.8247 119.228 98.2213C118.828 96.0832 119.362 95.2814 120.568 95.6823C121.505 96.0832 122.576 97.6868 122.71 99.2904ZM68.6137 101.563C74.2376 103.701 67.5425 108.511 55.8931 110.649C51.3403 111.451 50.8047 111.184 48.2605 106.907L45.4486 102.23L49.7335 101.695C57.0981 100.76 66.4713 100.76 68.6137 101.563ZM155.65 113.589C159.132 114.925 158.061 119.069 153.776 120.806C149.49 122.543 140.385 121.608 140.385 119.335C140.385 117.732 148.42 112.787 151.366 112.787C152.57 112.787 154.445 113.188 155.65 113.589ZM176.004 118.668C178.548 120.672 178.414 120.672 175.2 124.013C172.388 126.82 171.049 127.353 166.765 126.552C160.873 125.616 160.471 123.345 165.291 119.602C169.442 116.262 172.388 116.129 176.004 118.668ZM79.8615 123.746C80.7988 124.681 81.4683 127.353 81.4683 129.759C81.4683 136.708 77.3173 135.639 74.5054 128.155C72.229 122.142 72.229 122.142 75.1749 122.142C76.9157 122.142 78.9242 122.81 79.8615 123.746ZM110.793 125.616C111.061 125.884 109.856 127.888 108.115 130.293L105.035 134.703L103.295 130.695C100.617 124.413 101.018 123.478 105.973 124.413C108.249 124.814 110.525 125.349 110.793 125.616ZM94.189 130.026C94.189 134.837 91.6449 134.837 89.9042 130.026C88.4313 126.285 88.5651 126.017 91.2432 126.419C93.3856 126.686 94.189 127.754 94.189 130.026Z" koffice:nodeTypes="cccccccccccccccccccccccccccccccccccccccccccccccccccccccccccccccccccccccccccccccccccccccccccccccccccccccccccccccccccccccccccccccccccccccccccccccccccccccccccccccccccccccccccccccccccccccccccccccccccccccc"/>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22:27</dc:date>
    <meta:creation-date>2011-05-22T06:11:38</meta:creation-date>
    <dc:creator>Yue Liu</dc:creator>
  </office:meta>
</office:document-meta>
</file>